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8e7b0" officeooo:paragraph-rsid="000db3b7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5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6" style:family="paragraph" style:parent-style-name="Standard">
      <style:paragraph-properties fo:text-align="justify" style:justify-single-word="false"/>
      <style:text-properties style:font-name="Nimbus Roman No9 L" officeooo:rsid="000320c1" officeooo:paragraph-rsid="00147471"/>
    </style:style>
    <style:style style:name="P7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Nimbus Roman No9 L" officeooo:rsid="000aac43" officeooo:paragraph-rsid="000aac43"/>
    </style:style>
    <style:style style:name="P10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11" style:family="paragraph" style:parent-style-name="Heading_20_1" style:list-style-name="L9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officeooo:paragraph-rsid="000aac43"/>
    </style:style>
    <style:style style:name="P12" style:family="paragraph" style:parent-style-name="Heading_20_1" style:list-style-name="L9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</style:style>
    <style:style style:name="P13" style:family="paragraph" style:parent-style-name="Heading_20_1" style:list-style-name="L9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style:font-name="Nimbus Roman No9 L" fo:font-weight="normal" officeooo:paragraph-rsid="000aac43" style:font-weight-asian="normal" style:font-weight-complex="normal"/>
    </style:style>
    <style:style style:name="P14" style:family="paragraph" style:parent-style-name="Heading_20_1" style:list-style-name="L9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style:page-number="auto" fo:background-color="transparent" fo:keep-with-next="always"/>
    </style:style>
    <style:style style:name="T1" style:family="text">
      <style:text-properties officeooo:rsid="0007f76b"/>
    </style:style>
    <style:style style:name="T2" style:family="text">
      <style:text-properties officeooo:rsid="00083c5f"/>
    </style:style>
    <style:style style:name="T3" style:family="text">
      <style:text-properties officeooo:rsid="0008e7b0"/>
    </style:style>
    <style:style style:name="T4" style:family="text">
      <style:text-properties fo:color="#000000"/>
    </style:style>
    <style:style style:name="T5" style:family="text">
      <style:text-properties fo:color="#000000" fo:font-size="12pt" fo:language="en" fo:country="US" officeooo:rsid="000aac43"/>
    </style:style>
    <style:style style:name="T6" style:family="text">
      <style:text-properties fo:color="#000000" fo:font-size="12pt" fo:language="en" fo:country="US" officeooo:rsid="0004bb24"/>
    </style:style>
    <style:style style:name="T7" style:family="text">
      <style:text-properties fo:color="#000000" style:font-name="Nimbus Roman No9 L" fo:font-size="12pt" fo:language="en" fo:country="US" officeooo:rsid="000aac43"/>
    </style:style>
    <style:style style:name="T8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3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4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5" style:family="text">
      <style:text-properties fo:color="#000000" style:font-name="Nimbus Roman No9 L" fo:font-size="12pt" fo:language="en" fo:country="US" officeooo:rsid="0004bb24"/>
    </style:style>
    <style:style style:name="T16" style:family="text">
      <style:text-properties fo:color="#000000" style:font-name="Nimbus Roman No9 L" fo:font-size="12pt" fo:language="en" fo:country="US" officeooo:rsid="000db3b7"/>
    </style:style>
    <style:style style:name="T17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8" style:family="text">
      <style:text-properties fo:color="#000000" officeooo:rsid="0007f76b"/>
    </style:style>
    <style:style style:name="T19" style:family="text">
      <style:text-properties fo:font-size="12pt" fo:language="en" fo:country="US" officeooo:rsid="0008e7b0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officeooo:rsid="0004bb24"/>
    </style:style>
    <style:style style:name="T22" style:family="text">
      <style:text-properties officeooo:rsid="0012c57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am <text:span text:style-name="T1">Elastic Modulus:</text:span></text:p>
      <text:p text:style-name="P5">Having microstructure containing bubbles with specific size distribution, elastic response of polyurethane foams can be affected significantly by bubble size distribution. Bubble size distribution could be described by two values: mean value and standard deviation (Assuming bubble size follows the normal distribution). As a result, ''Foam Elastic Modulus'' has been coded <text:s text:c="2"/>in a way that it receives mean value and standard deviation of bubble size distribution in foam microstructure and returns the elastic modulus of polyurethane foam. </text:p>
      <text:p text:style-name="P6">The folder ''Foam <text:span text:style-name="T1">Elastic Modulus</text:span>'' contains t<text:span text:style-name="T1">hree</text:span> files: ''SpherePackFB.exe'' and ''<text:span text:style-name="T2">gmsh</text:span>'' <text:span text:style-name="T2">and </text:span><text:s/>''Foam <text:span text:style-name="T1">Elastic Modulus</text:span>.py''. <text:span text:style-name="T22">Since, by default, the directory which has the </text:span><text:span text:style-name="T19">''Foam Elastic Modulus'' <text:s/></text:span><text:span text:style-name="T22"><text:s text:c="2"/>is used as a working directory, it is absolutely necessary to have these three files (i.e. </text:span>''SpherePackFB.exe'' and ''<text:span text:style-name="T2">gmsh</text:span>'' <text:span text:style-name="T2">and </text:span><text:s/>''Foam <text:span text:style-name="T1">Elastic Modulus</text:span>.py''<text:span text:style-name="T22">) together in a same directory.</text:span></text:p>
      <text:p text:style-name="P7"><text:span text:style-name="T3">The following softwares (or modules) have to be installed before running the ''Foam Elastic Modulus'':</text:span></text:p>
      <text:p text:style-name="P7"/>
      <text:list xml:id="list8696906830842596948" text:style-name="L1">
        <text:list-item>
          <text:p text:style-name="P9"><text:span text:style-name="T6">Python 2.7.10.</text:span></text:p>
        </text:list-item>
        <text:list-item>
          <text:p text:style-name="P2"><text:span text:style-name="T15">P</text:span><text:span text:style-name="T7">ython modul</text:span><text:span text:style-name="T16">es</text:span><text:span text:style-name="T7">:</text:span></text:p>
        </text:list-item>
      </text:list>
      <text:list xml:id="list5010382758047160724" text:style-name="L9">
        <text:list-item>
          <text:h text:style-name="P14" text:outline-level="1"><text:a xlink:type="simple" xlink:href="https://docs.python.org/2/library/os.html#module-os" text:style-name="Internet_20_link" text:visited-style-name="Visited_20_Internet_20_Link"><text:span text:style-name="Source_20_Text"><text:span text:style-name="T17">os</text:span></text:span></text:a><text:span text:style-name="T8"> — Miscellaneous operating system interfaces</text:span></text:h>
        </text:list-item>
        <text:list-item>
          <text:h text:style-name="P11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7">os.path</text:span></text:span></text:a><text:span text:style-name="T8"> — Common pathname manipulations</text:span></text:h>
        </text:list-item>
        <text:list-item>
          <text:h text:style-name="P11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7">itertools</text:span></text:span></text:a><text:span text:style-name="T8"> — Functions creating iterators for efficient looping</text:span></text:h>
        </text:list-item>
        <text:list-item>
          <text:h text:style-name="P12" text:outline-level="1"><text:span text:style-name="T20">NumPy <text:s/>fundamental package for scientific computing with Python.</text:span></text:h>
        </text:list-item>
        <text:list-item>
          <text:h text:style-name="P11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7">math</text:span></text:span></text:a><text:span text:style-name="T8"> — Mathematical functions</text:span></text:h>
        </text:list-item>
        <text:list-item>
          <text:h text:style-name="P13" text:outline-level="1"><text:span text:style-name="T5">SciPy Stack</text:span></text:h>
        </text:list-item>
        <text:list-item>
          <text:h text:style-name="P11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7">time</text:span></text:span></text:a><text:span text:style-name="T8"> — Time access and conversions</text:span></text:h>
        </text:list-item>
        <text:list-item>
          <text:h text:style-name="P11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7">commands</text:span></text:span></text:a><text:span text:style-name="T8"> — Utilities for running commands</text:span></text:h>
        </text:list-item>
        <text:list-item>
          <text:h text:style-name="P11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7">glob</text:span></text:span></text:a><text:span text:style-name="T8"> — Unix style pathname pattern expansion</text:span></text:h>
        </text:list-item>
      </text:list>
      <text:list xml:id="list132738579110963" text:continue-list="list8696906830842596948" text:style-name="L1">
        <text:list-item>
          <text:p text:style-name="P1"><text:span text:style-name="T9">IDLE</text:span><text:span text:style-name="T15"> (Integrated DeveLopment Environment or Integrated Development and Learning Environment) <text:s/>for</text:span><text:span text:style-name="T9"> Python </text:span><text:span text:style-name="T10">(using python 2.7.10). </text:span><text:span text:style-name="T11">Since <text:s/>incompatibility between </text:span><text:span text:style-name="T13">some </text:span><text:span text:style-name="T11">python </text:span><text:span text:style-name="T13">IDE's</text:span><text:span text:style-name="T11"> </text:span><text:span text:style-name="T13">(e.g. Pycharm)</text:span><text:span text:style-name="T11"> and ABAQUS </text:span><text:span text:style-name="T13">has been</text:span><text:span text:style-name="T11"> </text:span><text:span text:style-name="T14">seen</text:span><text:span text:style-name="T11">, it is highly recommended to use IDLE to run </text:span><text:span text:style-name="T12">''Foam Elastic Modulus''.</text:span></text:p>
        </text:list-item>
        <text:list-item>
          <text:p text:style-name="P4"><text:span text:style-name="T21">NEPER (e.g. NEPER 2.0.3). NEPER could be downloaded through: ''</text:span><text:a xlink:type="simple" xlink:href="http://neper.sourceforge.net/" text:style-name="Internet_20_link" text:visited-style-name="Visited_20_Internet_20_Link"><text:span text:style-name="T21">http://neper.sourceforge.net/</text:span></text:a><text:span text:style-name="T21"> ''</text:span></text:p>
        </text:list-item>
        <text:list-item>
          <text:p text:style-name="P3">Wine Windows Program Loader, Microsoft Windows Compatibility Layer (Binary Emulator and Library). </text:p>
        </text:list-item>
        <text:list-item>
          <text:p text:style-name="P8"><text:span text:style-name="T4">ABAQUS FEA </text:span><text:span text:style-name="T18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01-10T13:27:37.464305496</dc:date>
    <meta:editing-duration>PT1H5M42S</meta:editing-duration>
    <meta:editing-cycles>12</meta:editing-cycles>
    <meta:generator>LibreOffice/5.0.2.2$Linux_X86_64 LibreOffice_project/00m0$Build-2</meta:generator>
    <meta:document-statistic meta:table-count="0" meta:image-count="0" meta:object-count="0" meta:page-count="1" meta:paragraph-count="19" meta:word-count="283" meta:character-count="2002" meta:non-whitespace-character-count="1732"/>
  </office:meta>
</office:document-meta>
</file>